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, 'Times New Roman', serif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Bitstream Vera Serif" fo:font-size="12pt" fo:letter-spacing="normal" fo:font-style="normal" fo:font-weight="bold" officeooo:rsid="00050536" officeooo:paragraph-rsid="00050536" style:font-size-asian="10.5pt" style:font-size-complex="12pt"/>
    </style:style>
    <style:style style:name="P2" style:family="paragraph" style:parent-style-name="Text_20_body">
      <style:text-properties fo:font-variant="normal" fo:text-transform="none" fo:color="#222222" style:font-name="Bitstream Vera Serif" fo:font-size="12pt" fo:letter-spacing="normal" fo:font-style="normal" fo:font-weight="normal" officeooo:rsid="00050536" officeooo:paragraph-rsid="00050536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font-variant="normal" fo:text-transform="none" fo:color="#222222" style:font-name="Bitstream Vera Serif" fo:font-size="12pt" fo:letter-spacing="normal" fo:font-style="normal" fo:font-weight="normal" officeooo:rsid="0006d74d" officeooo:paragraph-rsid="0006d74d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officeooo:paragraph-rsid="0006d74d"/>
    </style:style>
    <style:style style:name="P5" style:family="paragraph" style:parent-style-name="Heading_20_2">
      <style:text-properties fo:font-variant="normal" fo:text-transform="none" fo:color="#222222" style:font-name="Bitstream Vera Serif" fo:font-size="12pt" fo:letter-spacing="normal" fo:font-style="normal" fo:font-weight="normal" officeooo:rsid="00050536" officeooo:paragraph-rsid="00050536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222222" style:font-name="Bitstream Vera Serif" fo:font-size="12pt" fo:letter-spacing="normal" fo:font-style="normal" fo:font-weight="normal" officeooo:rsid="000c83b5" officeooo:paragraph-rsid="000c83b5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222222" style:font-name="Bitstream Vera Serif" fo:font-size="15pt" fo:letter-spacing="normal" fo:font-style="normal" fo:font-weight="bold" officeooo:rsid="00050536" officeooo:paragraph-rsid="000c83b5" style:font-size-asian="15pt" style:font-weight-asian="bold" style:font-size-complex="15pt" style:font-weight-complex="bold"/>
    </style:style>
    <style:style style:name="P8" style:family="paragraph" style:parent-style-name="Text_20_body">
      <style:text-properties officeooo:paragraph-rsid="000c83b5"/>
    </style:style>
    <style:style style:name="T1" style:family="text">
      <style:text-properties officeooo:rsid="0006d74d"/>
    </style:style>
    <style:style style:name="T2" style:family="text">
      <style:text-properties fo:font-variant="normal" fo:text-transform="none" fo:color="#222222" style:font-name="Bitstream Vera Serif" fo:font-size="12pt" fo:letter-spacing="normal" fo:font-style="normal" fo:font-weight="normal" officeooo:rsid="00050536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222222" style:font-name="Bitstream Vera Serif" fo:font-size="12pt" fo:letter-spacing="normal" fo:font-style="normal" fo:font-weight="normal" officeooo:rsid="0006d74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22222" style:font-name="Bitstream Vera Serif" fo:font-size="12pt" fo:letter-spacing="normal" fo:font-style="normal" fo:font-weight="normal" officeooo:rsid="0007d2ad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222222" style:font-name="Bitstream Vera Serif" fo:font-size="12pt" fo:letter-spacing="normal" fo:font-style="normal" fo:font-weight="normal" officeooo:rsid="00094c84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22222" style:font-name="Bitstream Vera Serif" fo:font-size="12pt" fo:letter-spacing="normal" fo:font-style="normal" fo:font-weight="normal" officeooo:rsid="000ae2a7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22222" style:font-name="Bitstream Vera Serif" fo:font-size="12pt" fo:letter-spacing="normal" fo:font-style="normal" fo:font-weight="normal" officeooo:rsid="000c83b5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22222" style:font-name="Bitstream Vera Serif" fo:font-size="12pt" fo:letter-spacing="normal" fo:font-style="normal" fo:font-weight="normal" officeooo:rsid="000dab84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22222" style:font-name="Bitstream Vera Serif" fo:font-size="12pt" fo:letter-spacing="normal" fo:font-style="normal" fo:font-weight="normal" officeooo:rsid="000db642" style:font-size-asian="10.5pt" style:font-weight-asian="normal" style:font-size-complex="12pt" style:font-weight-complex="normal"/>
    </style:style>
    <style:style style:name="T10" style:family="text">
      <style:text-properties officeooo:rsid="000c8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0">.Net Developer </text:span></text:p>
      <text:p text:style-name="P6"/>
      <text:h text:style-name="P5" text:outline-level="2">To whom it may concern,</text:h>
      <text:p text:style-name="P2"><text:tab/>My name is Marissa du Bois and I <text:span text:style-name="T10">am interested in the .Net Developer position you have available. I </text:span>have a broad range of technical experience and knowledge that I believe would be of benefit to your organization. I currently work <text:span text:style-name="T1">remotely</text:span> as a <text:span text:style-name="T10">P</text:span>rogrammer <text:span text:style-name="T10">A</text:span>nalyst for the wine and timber industries <text:span text:style-name="T1">for a company based in Walla Walla, Washington</text:span>. I am seeking a position closer to home with a more structured environment and room for advancement.</text:p>
      <text:p text:style-name="P8"><text:span text:style-name="T2"><text:tab/>In my current role </text:span><text:span text:style-name="T3">as a </text:span><text:span text:style-name="T7">P</text:span><text:span text:style-name="T3">rogrammer </text:span><text:span text:style-name="T7">A</text:span><text:span text:style-name="T3">nalyst </text:span><text:span text:style-name="T2">I have a range of responsibilities, </text:span><text:span text:style-name="T7">our primary product is an accounting and business management suite for the wine industry</text:span><text:span text:style-name="T2">. I do everything from </text:span><text:span text:style-name="T7">front end development and UI design</text:span><text:span text:style-name="T2"> </text:span><text:span text:style-name="T7">to SQL server back-end development.</text:span><text:span text:style-name="T2"> </text:span><text:span text:style-name="T9">Currently I am working on a log invoicing system for a timber industry client using ASP.NET, XML, T-SQL and SSRS. </text:span><text:span text:style-name="T7">I </text:span><text:span text:style-name="T9">also </text:span><text:span text:style-name="T7">have experience developing a work order entry and reporting system in C#/.</text:span><text:span text:style-name="T8">NET</text:span><text:span text:style-name="T7"> and T-SQL for a</text:span><text:span text:style-name="T8">n</text:span><text:span text:style-name="T7"> </text:span><text:span text:style-name="T8">art foundry. </text:span><text:span text:style-name="T2">In </text:span><text:span text:style-name="T7">a</text:span><text:span text:style-name="T2"> prior role as a</text:span><text:span text:style-name="T7">n</text:span><text:span text:style-name="T2"> </text:span><text:span text:style-name="T7">Intranet Admin I was responsible for developing internal tools and sites for a</text:span><text:span text:style-name="T2"> </text:span><text:span text:style-name="T7">large sized corporation</text:span><text:span text:style-name="T3"> </text:span><text:span text:style-name="T7">using HTML, CSS, AJAX, <text:s/>J</text:span><text:span text:style-name="T9">Q</text:span><text:span text:style-name="T7">uery, and Typo3.</text:span><text:span text:style-name="T2"> In addition to development I have experience with </text:span><text:span text:style-name="T6">telecommunication</text:span><text:span text:style-name="T2"> administration, </text:span><text:span text:style-name="T7">desktop support</text:span><text:span text:style-name="T3">, Windows scripting, </text:span><text:span text:style-name="T8">and Windows s</text:span><text:span text:style-name="T3">erver administration.</text:span><text:span text:style-name="T2"> </text:span><text:span text:style-name="T3">I have excellent communication skills, I'm detail oriented, self-motivated </text:span><text:span text:style-name="T7">and a fast learner</text:span><text:span text:style-name="T3">. </text:span></text:p>
      <text:p text:style-name="P4"><text:span text:style-name="T3"><text:tab/>I have attached a copy of my most recent resume for your consideration. </text:span><text:span text:style-name="T4">In add</text:span><text:span text:style-name="T5">i</text:span><text:span text:style-name="T4">tion, I</text:span><text:span text:style-name="T3"> have a small portfolio of various personal projects </text:span><text:span text:style-name="T4">that </text:span><text:span text:style-name="T3">I have developed </text:span><text:a xlink:type="simple" xlink:href="http://www.galacticsoft.net/frmPortfolio.php">here</text:a>. <text:span text:style-name="T1">I look forward to discussing this or other positions with you further.</text:span></text:p>
      <text:p text:style-name="P3">Thank you,</text:p>
      <text:p text:style-name="P3">Marissa du Bois<text:line-break/>206-550-1253<text:line-break/>marissa@galacticsoft.net</text:p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erif" svg:font-family="'Bitstream Vera Serif', 'Times New Roman', serif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1:18:00.554000000</meta:creation-date>
    <dc:date>2015-03-03T22:25:41.519000000</dc:date>
    <meta:editing-duration>PT8M24S</meta:editing-duration>
    <meta:editing-cycles>5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7" meta:word-count="275" meta:character-count="1696" meta:non-whitespace-character-count="1422"/>
  </office:meta>
</office:document-meta>
</file>